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Searchable.search( Weight weight , Filter filter ,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Searchable.main( String args [ ]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moteSearchable.search( Weight weight , Filter filter , HitCollector res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Searchable.docFreqs( Term [ ] te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Searchabl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Searchable.doc( int i , FieldSelector field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Searchable.max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Searchable.rewrite( Query origi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Searchable.explain( Weight weight ,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Searchable.search( Weight weight , Filter filter , int n , Sort s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Searchable.docFreq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Searchable.doc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Searchable.RemoteSearchable( Searchable 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